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518cm"/>
    </style:style>
    <style:style style:family="table-column" style:name="co2">
      <style:table-column-properties fo:break-before="auto" style:column-width="7.832cm"/>
    </style:style>
    <style:style style:family="table-column" style:name="co3">
      <style:table-column-properties fo:break-before="auto" style:column-width="0.84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2.014cm"/>
    </style:style>
    <style:style style:family="table-column" style:name="co6">
      <style:table-column-properties fo:break-before="auto" style:column-width="3.161cm"/>
    </style:style>
    <style:style style:family="table-column" style:name="co7">
      <style:table-column-properties fo:break-before="auto" style:column-width="3.607cm"/>
    </style:style>
    <style:style style:family="table-column" style:name="co8">
      <style:table-column-properties fo:break-before="auto" style:column-width="3.66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4.657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TWE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1">
      <style:table-cell-properties fo:padding="0.071cm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Default" table:number-columns-repeated="75"/>
        <table:table-column table:style-name="co5" table:default-cell-style-name="ce9" table:number-columns-repeated="2"/>
        <table:table-column table:style-name="co4" table:default-cell-style-name="Default" table:number-columns-repeated="944"/>
        <table:table-row table:style-name="ro1">
          <table:table-cell ns41:value-type="string" table:number-rows-spanned="1" table:style-name="TL Title" table:number-columns-spanned="80" office:value-type="string">
            <text:p>PROVINCIE UTRECHT. TWEEDE GEDEELTE. Gemeente's gewijze Indeeling der provincie. VERZAMELING VAN HET EERSTE GEDEELTE.</text:p>
          </table:table-cell>
          <table:covered-table-cell table:style-name="TL Title" table:number-columns-repeated="78"/>
          <table:covered-table-cell table:style-name="ce46"/>
          <table:table-cell table:number-columns-repeated="944"/>
        </table:table-row>
        <table:table-row table:style-name="ro1">
          <table:table-cell table:style-name="ce2" table:number-columns-repeated="80"/>
          <table:table-cell table:number-columns-repeated="944"/>
        </table:table-row>
        <table:table-row table:style-name="ro2">
          <table:table-cell ns41:value-type="string" table:number-rows-spanned="4" table:style-name="TL RowProperty" table:number-columns-spanned="1" office:value-type="string">
            <text:p>Stad/gemeente</text:p>
          </table:table-cell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7"/>
          <table:table-cell ns41:value-type="string" table:number-rows-spanned="2" table:style-name="TL ColHeader" table:number-columns-spanned="3" office:value-type="string">
            <text:p>Huizen</text:p>
          </table:table-cell>
          <table:covered-table-cell table:style-name="ce27"/>
          <table:covered-table-cell table:style-name="ce34"/>
          <table:table-cell ns41:value-type="string" table:number-rows-spanned="4" table:style-name="TL ColHeader" table:number-columns-spanned="1" office:value-type="string">
            <text:p>Bewoonde schepen</text:p>
          </table:table-cell>
          <table:table-cell ns41:value-type="string" table:number-rows-spanned="4" table:style-name="TL ColHeader" table:number-columns-spanned="1" office:value-type="string">
            <text:p>Bewoonde schepen en huizen</text:p>
          </table:table-cell>
          <table:table-cell ns41:value-type="string" table:number-rows-spanned="4" table:style-name="TL ColHeader" table:number-columns-spanned="1" office:value-type="string">
            <text:p>Huisgezinnen</text:p>
          </table:table-cell>
          <table:table-cell ns41:value-type="string" table:number-rows-spanned="2" table:style-name="TL ColHeader" table:number-columns-spanned="3" office:value-type="string">
            <text:p>Bewoners</text:p>
          </table:table-cell>
          <table:covered-table-cell table:style-name="TL ColHeader" table:number-columns-repeated="2"/>
          <table:table-cell ns41:value-type="string" table:number-rows-spanned="1" table:style-name="TL ColHeader" table:number-columns-spanned="68" office:value-type="string">
            <text:p>INDEELING DER BEWONERS NAAR</text:p>
          </table:table-cell>
          <table:covered-table-cell table:style-name="TL ColHeader" table:number-columns-repeated="66"/>
          <table:covered-table-cell table:style-name="ce43"/>
          <table:table-cell table:number-columns-repeated="944"/>
        </table:table-row>
        <table:table-row table:style-name="ro2">
          <table:covered-table-cell table:style-name="ce4"/>
          <table:covered-table-cell table:style-name="ce12"/>
          <table:table-cell table:style-name="ce17"/>
          <table:covered-table-cell table:style-name="ce20"/>
          <table:covered-table-cell table:style-name="ce28"/>
          <table:covered-table-cell table:style-name="ce35"/>
          <table:covered-table-cell table:style-name="TL ColHeader" table:number-columns-repeated="3"/>
          <table:covered-table-cell table:style-name="TL ColHeader" table:number-columns-repeated="3"/>
          <table:table-cell ns41:value-type="string" table:number-rows-spanned="1" table:style-name="TL ColHeader" table:number-columns-spanned="8" office:value-type="string">
            <text:p>Verblijf</text:p>
          </table:table-cell>
          <table:covered-table-cell table:style-name="TL ColHeader" table:number-columns-repeated="7"/>
          <table:table-cell ns41:value-type="string" table:number-rows-spanned="1" table:style-name="TL ColHeader" table:number-columns-spanned="6" office:value-type="string">
            <text:p>Burgerlijke staat</text:p>
          </table:table-cell>
          <table:covered-table-cell table:style-name="TL ColHeader" table:number-columns-repeated="5"/>
          <table:table-cell ns41:value-type="string" table:number-rows-spanned="1" table:style-name="TL ColHeader" table:number-columns-spanned="16" office:value-type="string">
            <text:p>Geboorteplaats</text:p>
          </table:table-cell>
          <table:covered-table-cell table:style-name="TL ColHeader" table:number-columns-repeated="15"/>
          <table:table-cell ns41:value-type="string" table:number-rows-spanned="1" table:style-name="TL ColHeader" table:number-columns-spanned="38" office:value-type="string">
            <text:p>Godsdienst</text:p>
          </table:table-cell>
          <table:covered-table-cell table:style-name="TL ColHeader" table:number-columns-repeated="36"/>
          <table:covered-table-cell table:style-name="ce12"/>
          <table:table-cell table:number-columns-repeated="944"/>
        </table:table-row>
        <table:table-row table:style-name="ro3">
          <table:covered-table-cell table:style-name="ce4"/>
          <table:covered-table-cell table:style-name="ce12"/>
          <table:table-cell table:style-name="ce18"/>
          <table:table-cell ns41:value-type="string" table:number-rows-spanned="2" table:style-name="TL ColHeader" table:number-columns-spanned="1" office:value-type="string">
            <text:p>Bewoonde</text:p>
          </table:table-cell>
          <table:table-cell ns41:value-type="string" table:number-rows-spanned="2" table:style-name="TL ColHeader" table:number-columns-spanned="1" office:value-type="string">
            <text:p>Onbewoonde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1" office:value-type="string">
            <text:p>Mannelijk</text:p>
          </table:table-cell>
          <table:table-cell ns41:value-type="string" table:number-rows-spanned="2" table:style-name="TL ColHeader" table:number-columns-spanned="1" office:value-type="string">
            <text:p>Vrouwelijk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style-name="TL ColHeader" table:number-columns-repeated="2" office:value-type="string">
            <text:p>Gewoon</text:p>
          </table:table-cell>
          <table:table-cell ns41:value-type="string" table:style-name="TL ColHeader" table:number-columns-repeated="2" office:value-type="string">
            <text:p>Tijdelijk</text:p>
          </table:table-cell>
          <table:table-cell ns41:value-type="string" table:style-name="TL ColHeader" table:number-columns-repeated="2" office:value-type="string">
            <text:p>Doortrekkend</text:p>
          </table:table-cell>
          <table:table-cell ns41:value-type="string" table:style-name="TL ColHeader" table:number-columns-repeated="2" office:value-type="string">
            <text:p>Personen tijdelijk afwezig, niet begrepen onder de vorige rubrieken</text:p>
          </table:table-cell>
          <table:table-cell ns41:value-type="string" table:style-name="TL ColHeader" table:number-columns-repeated="2" office:value-type="string">
            <text:p>Ongehuwd</text:p>
          </table:table-cell>
          <table:table-cell ns41:value-type="string" table:style-name="TL ColHeader" table:number-columns-repeated="2" office:value-type="string">
            <text:p>Gehuwd</text:p>
          </table:table-cell>
          <table:table-cell ns41:value-type="string" table:style-name="TL ColHeader" office:value-type="string">
            <text:p>Weduwnaars</text:p>
          </table:table-cell>
          <table:table-cell ns41:value-type="string" table:style-name="TL ColHeader" office:value-type="string">
            <text:p>Weduwen</text:p>
          </table:table-cell>
          <table:table-cell ns41:value-type="string" table:style-name="TL ColHeader" table:number-columns-repeated="2" office:value-type="string">
            <text:p>In de gemeente</text:p>
          </table:table-cell>
          <table:table-cell ns41:value-type="string" table:style-name="TL ColHeader" table:number-columns-repeated="2" office:value-type="string">
            <text:p>In de provincie buiten de gemeente</text:p>
          </table:table-cell>
          <table:table-cell ns41:value-type="string" table:style-name="TL ColHeader" table:number-columns-repeated="2" office:value-type="string">
            <text:p>In eene andere provincie binnen het Rijk</text:p>
          </table:table-cell>
          <table:table-cell ns41:value-type="string" table:style-name="TL ColHeader" table:number-columns-repeated="2" office:value-type="string">
            <text:p>In de bezittingen buiten Europa</text:p>
          </table:table-cell>
          <table:table-cell ns41:value-type="string" table:style-name="TL ColHeader" table:number-columns-repeated="2" office:value-type="string">
            <text:p>In Duitschland</text:p>
          </table:table-cell>
          <table:table-cell ns41:value-type="string" table:style-name="TL ColHeader" table:number-columns-repeated="2" office:value-type="string">
            <text:p>In België</text:p>
          </table:table-cell>
          <table:table-cell ns41:value-type="string" table:style-name="TL ColHeader" table:number-columns-repeated="2" office:value-type="string">
            <text:p>In Engeland</text:p>
          </table:table-cell>
          <table:table-cell ns41:value-type="string" table:style-name="TL ColHeader" table:number-columns-repeated="2" office:value-type="string">
            <text:p>In andere vreemde landen</text:p>
          </table:table-cell>
          <table:table-cell ns41:value-type="string" table:style-name="TL ColHeader" table:number-columns-repeated="2" office:value-type="string">
            <text:p>Nederduitsch Hervormden</text:p>
          </table:table-cell>
          <table:table-cell ns41:value-type="string" table:style-name="TL ColHeader" table:number-columns-repeated="2" office:value-type="string">
            <text:p>Fransche of Waalsche Hervormdene </text:p>
          </table:table-cell>
          <table:table-cell ns41:value-type="string" table:style-name="TL ColHeader" table:number-columns-repeated="2" office:value-type="string">
            <text:p>Engelsche of Presbijteriaansche Hervormden</text:p>
          </table:table-cell>
          <table:table-cell ns41:value-type="string" table:style-name="TL ColHeader" table:number-columns-repeated="2" office:value-type="string">
            <text:p>Leden der Schotse gemeente.</text:p>
          </table:table-cell>
          <table:table-cell ns41:value-type="string" table:style-name="TL ColHeader" table:number-columns-repeated="2" office:value-type="string">
            <text:p>Anglicaansche Episcopalen</text:p>
          </table:table-cell>
          <table:table-cell ns41:value-type="string" table:style-name="TL ColHeader" table:number-columns-repeated="2" office:value-type="string">
            <text:p>Evangelisch Luterschen</text:p>
          </table:table-cell>
          <table:table-cell ns41:value-type="string" table:style-name="TL ColHeader" table:number-columns-repeated="2" office:value-type="string">
            <text:p>Herstelde Luterschen</text:p>
          </table:table-cell>
          <table:table-cell ns41:value-type="string" table:style-name="TL ColHeader" table:number-columns-repeated="2" office:value-type="string">
            <text:p>Doopsgezinden of Mennonieten</text:p>
          </table:table-cell>
          <table:table-cell ns41:value-type="string" table:style-name="TL ColHeader" table:number-columns-repeated="2" office:value-type="string">
            <text:p>Remonstranten</text:p>
          </table:table-cell>
          <table:table-cell ns41:value-type="string" table:style-name="TL ColHeader" table:number-columns-repeated="2" office:value-type="string">
            <text:p>Hernhutters of Moravische Broeders</text:p>
          </table:table-cell>
          <table:table-cell ns41:value-type="string" table:style-name="TL ColHeader" table:number-columns-repeated="2" office:value-type="string">
            <text:p>Kwakers</text:p>
          </table:table-cell>
          <table:table-cell ns41:value-type="string" table:style-name="TL ColHeader" table:number-columns-repeated="2" office:value-type="string">
            <text:p>Christelijk Afgescheidenen</text:p>
          </table:table-cell>
          <table:table-cell ns41:value-type="string" table:style-name="TL ColHeader" table:number-columns-repeated="2" office:value-type="string">
            <text:p>Roomsch Catholijken</text:p>
          </table:table-cell>
          <table:table-cell ns41:value-type="string" table:style-name="TL ColHeader" table:number-columns-repeated="2" office:value-type="string">
            <text:p>Oud-Roomschen of van de Bisschoppelijke Klerezie</text:p>
          </table:table-cell>
          <table:table-cell ns41:value-type="string" table:style-name="TL ColHeader" table:number-columns-repeated="2" office:value-type="string">
            <text:p>Grieken</text:p>
          </table:table-cell>
          <table:table-cell ns41:value-type="string" table:style-name="TL ColHeader" table:number-columns-repeated="2" office:value-type="string">
            <text:p>Armenianen</text:p>
          </table:table-cell>
          <table:table-cell ns41:value-type="string" table:style-name="TL ColHeader" table:number-columns-repeated="2" office:value-type="string">
            <text:p>Nederduitsche Israëliten</text:p>
          </table:table-cell>
          <table:table-cell ns41:value-type="string" table:style-name="TL ColHeader" table:number-columns-repeated="2" office:value-type="string">
            <text:p>Portugesche Israëliten</text:p>
          </table:table-cell>
          <table:table-cell ns41:value-type="string" table:style-name="TL ColHeader" office:value-type="string">
            <text:p>Onbekend en tot geene der genoemde gezindheden behoorende</text:p>
          </table:table-cell>
          <table:table-cell ns41:value-type="string" table:style-name="TL ColHeader" office:value-type="string">
            <text:p>Onbekend en tot geene der genoemde gezindheden behoorende</text:p>
          </table:table-cell>
          <table:table-cell table:number-columns-repeated="944"/>
        </table:table-row>
        <table:table-row table:style-name="ro1">
          <table:covered-table-cell table:style-name="ce5"/>
          <table:covered-table-cell table:style-name="ce13"/>
          <table:table-cell table:style-name="ce17"/>
          <table:covered-table-cell table:style-name="ce22"/>
          <table:covered-table-cell table:style-name="TL ColHeader" table:number-columns-repeated="8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table:style-name="TL ColHeader" table:number-columns-repeated="2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table:number-columns-repeated="944"/>
        </table:table-row>
        <table:table-row table:style-name="ro1">
          <table:table-cell table:style-name="ce2" table:number-columns-repeated="12"/>
          <table:table-cell ns41:value-type="string" table:style-name="ce2" office:value-type="string">
            <text:p>INDEELING DER BEWONERS NAAR</text:p>
          </table:table-cell>
          <table:table-cell table:style-name="ce2" table:number-columns-repeated="1011"/>
        </table:table-row>
        <table:table-row table:style-name="ro4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8151" office:value-type="float">
            <text:p>8,151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8746" office:value-type="float">
            <text:p>8,74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186" office:value-type="float">
            <text:p>8,186</text:p>
          </table:table-cell>
          <table:table-cell ns41:value-type="float" table:style-name="TL Data" office:value="10940" office:value-type="float">
            <text:p>10,940</text:p>
          </table:table-cell>
          <table:table-cell ns41:value-type="float" table:style-name="TL Data" office:value="21872" office:value-type="float">
            <text:p>21,872</text:p>
          </table:table-cell>
          <table:table-cell ns41:value-type="float" table:style-name="TL Data" office:value="25909" office:value-type="float">
            <text:p>25,909</text:p>
          </table:table-cell>
          <table:table-cell ns41:value-type="float" table:style-name="TL Data" office:value="47781" office:value-type="float">
            <text:p>47,781</text:p>
          </table:table-cell>
          <table:table-cell ns41:value-type="float" table:style-name="TL Data" office:value="20746" office:value-type="float">
            <text:p>20,746</text:p>
          </table:table-cell>
          <table:table-cell ns41:value-type="float" table:style-name="TL Data" office:value="25291" office:value-type="float">
            <text:p>25,291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3642" office:value-type="float">
            <text:p>13,642</text:p>
          </table:table-cell>
          <table:table-cell ns41:value-type="float" table:style-name="TL Data" office:value="16058" office:value-type="float">
            <text:p>16,058</text:p>
          </table:table-cell>
          <table:table-cell ns41:value-type="float" table:style-name="TL Data" office:value="7230" office:value-type="float">
            <text:p>7,230</text:p>
          </table:table-cell>
          <table:table-cell ns41:value-type="float" table:style-name="TL Data" office:value="7276" office:value-type="float">
            <text:p>7,276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table:style-name="TL Data" office:value="2575" office:value-type="float">
            <text:p>2,575</text:p>
          </table:table-cell>
          <table:table-cell ns41:value-type="float" table:style-name="TL Data" office:value="15762" office:value-type="float">
            <text:p>15,762</text:p>
          </table:table-cell>
          <table:table-cell ns41:value-type="float" table:style-name="TL Data" office:value="17887" office:value-type="float">
            <text:p>17,887</text:p>
          </table:table-cell>
          <table:table-cell ns41:value-type="float" table:style-name="TL Data" office:value="1555" office:value-type="float">
            <text:p>1,555</text:p>
          </table:table-cell>
          <table:table-cell ns41:value-type="float" table:style-name="TL Data" office:value="2337" office:value-type="float">
            <text:p>2,337</text:p>
          </table:table-cell>
          <table:table-cell ns41:value-type="float" table:style-name="TL Data" office:value="3947" office:value-type="float">
            <text:p>3,947</text:p>
          </table:table-cell>
          <table:table-cell ns41:value-type="float" table:style-name="TL Data" office:value="5182" office:value-type="float">
            <text:p>5,18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2153" office:value-type="float">
            <text:p>12,153</text:p>
          </table:table-cell>
          <table:table-cell ns41:value-type="float" table:style-name="TL Data" office:value="14863" office:value-type="float">
            <text:p>14,86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86" office:value-type="float">
            <text:p>186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2" office:value-type="float">
            <text:p>4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889" office:value-type="float">
            <text:p>7,889</text:p>
          </table:table-cell>
          <table:table-cell ns41:value-type="float" table:style-name="TL Data" office:value="9079" office:value-type="float">
            <text:p>9,079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539" office:value-type="float">
            <text:p>539</text:p>
          </table:table-cell>
          <table:table-cell table:style-name="TL Data" table:number-columns-repeated="4"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Amersfoort</text:p>
          </table:table-cell>
          <table:table-cell/>
          <table:table-cell ns41:value-type="float" table:style-name="TL Data" office:value="2375" office:value-type="float">
            <text:p>2,37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545" office:value-type="float">
            <text:p>2,5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81" office:value-type="float">
            <text:p>2,381</text:p>
          </table:table-cell>
          <table:table-cell ns41:value-type="float" table:style-name="TL Data" office:value="2714" office:value-type="float">
            <text:p>2,714</text:p>
          </table:table-cell>
          <table:table-cell ns41:value-type="float" table:style-name="TL Data" office:value="5950" office:value-type="float">
            <text:p>5,950</text:p>
          </table:table-cell>
          <table:table-cell ns41:value-type="float" table:style-name="TL Data" office:value="6427" office:value-type="float">
            <text:p>6,427</text:p>
          </table:table-cell>
          <table:table-cell ns41:value-type="float" table:style-name="TL Data" office:value="12377" office:value-type="float">
            <text:p>12,377</text:p>
          </table:table-cell>
          <table:table-cell ns41:value-type="float" table:style-name="TL Data" office:value="5519" office:value-type="float">
            <text:p>5,519</text:p>
          </table:table-cell>
          <table:table-cell ns41:value-type="float" table:style-name="TL Data" office:value="6275" office:value-type="float">
            <text:p>6,275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831" office:value-type="float">
            <text:p>3,831</text:p>
          </table:table-cell>
          <table:table-cell ns41:value-type="float" table:style-name="TL Data" office:value="3910" office:value-type="float">
            <text:p>3,910</text:p>
          </table:table-cell>
          <table:table-cell ns41:value-type="float" table:style-name="TL Data" office:value="1876" office:value-type="float">
            <text:p>1,876</text:p>
          </table:table-cell>
          <table:table-cell ns41:value-type="float" table:style-name="TL Data" office:value="1879" office:value-type="float">
            <text:p>1,879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4296" office:value-type="float">
            <text:p>4,296</text:p>
          </table:table-cell>
          <table:table-cell ns41:value-type="float" table:style-name="TL Data" office:value="4534" office:value-type="float">
            <text:p>4,534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1073" office:value-type="float">
            <text:p>1,073</text:p>
          </table:table-cell>
          <table:table-cell ns41:value-type="float" table:style-name="TL Data" office:value="1217" office:value-type="float">
            <text:p>1,2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37" office:value-type="float">
            <text:p>2,837</text:p>
          </table:table-cell>
          <table:table-cell ns41:value-type="float" table:style-name="TL Data" office:value="3044" office:value-type="float">
            <text:p>3,04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549" office:value-type="float">
            <text:p>2,549</text:p>
          </table:table-cell>
          <table:table-cell ns41:value-type="float" table:style-name="TL Data" office:value="2877" office:value-type="float">
            <text:p>2,87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4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90" office:value-type="float">
            <text:p>190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Montfoort</text:p>
          </table:table-cell>
          <table:table-cell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7" office:value-type="float">
            <text:p>267</text:p>
          </table:table-cell>
          <table:table-cell table:style-name="TL Data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1838" office:value-type="float">
            <text:p>1,838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84" office:value-type="float">
            <text:p>8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Rhenen</text:p>
          </table:table-cell>
          <table:table-cell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24" office:value-type="float">
            <text:p>624</text:p>
          </table:table-cell>
          <table:table-cell table:style-name="TL Data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1733" office:value-type="float">
            <text:p>1,733</text:p>
          </table:table-cell>
          <table:table-cell ns41:value-type="float" table:style-name="TL Data" office:value="1715" office:value-type="float">
            <text:p>1,715</text:p>
          </table:table-cell>
          <table:table-cell ns41:value-type="float" table:style-name="TL Data" office:value="3448" office:value-type="float">
            <text:p>3,448</text:p>
          </table:table-cell>
          <table:table-cell ns41:value-type="float" table:style-name="TL Data" office:value="1721" office:value-type="float">
            <text:p>1,721</text:p>
          </table:table-cell>
          <table:table-cell ns41:value-type="float" table:style-name="TL Data" office:value="1706" office:value-type="float">
            <text:p>1,70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33" office:value-type="float">
            <text:p>1,133</text:p>
          </table:table-cell>
          <table:table-cell ns41:value-type="float" table:style-name="TL Data" office:value="1079" office:value-type="float">
            <text:p>1,079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326" office:value-type="float">
            <text:p>1,326</text:p>
          </table:table-cell>
          <table:table-cell ns41:value-type="float" table:style-name="TL Data" office:value="1193" office:value-type="float">
            <text:p>1,19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29" office:value-type="float">
            <text:p>329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682" office:value-type="float">
            <text:p>1,682</text:p>
          </table:table-cell>
          <table:table-cell ns41:value-type="float" table:style-name="TL Data" office:value="1661" office:value-type="float">
            <text:p>1,6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Wijk bij Duurstede</text:p>
          </table:table-cell>
          <table:table-cell/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241" office:value-type="float">
            <text:p>1,241</text:p>
          </table:table-cell>
          <table:table-cell ns41:value-type="float" table:style-name="TL Data" office:value="1328" office:value-type="float">
            <text:p>1,328</text:p>
          </table:table-cell>
          <table:table-cell ns41:value-type="float" table:style-name="TL Data" office:value="2569" office:value-type="float">
            <text:p>2,569</text:p>
          </table:table-cell>
          <table:table-cell ns41:value-type="float" table:style-name="TL Data" office:value="1220" office:value-type="float">
            <text:p>1,220</text:p>
          </table:table-cell>
          <table:table-cell ns41:value-type="float" table:style-name="TL Data" office:value="1284" office:value-type="float">
            <text:p>1,28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1" office:value-type="float">
            <text:p>4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IJsselstein</text:p>
          </table:table-cell>
          <table:table-cell/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29" office:value-type="float">
            <text:p>629</text:p>
          </table:table-cell>
          <table:table-cell table:style-name="TL Data"/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1490" office:value-type="float">
            <text:p>1,490</text:p>
          </table:table-cell>
          <table:table-cell ns41:value-type="float" table:style-name="TL Data" office:value="1564" office:value-type="float">
            <text:p>1,564</text:p>
          </table:table-cell>
          <table:table-cell ns41:value-type="float" table:style-name="TL Data" office:value="3054" office:value-type="float">
            <text:p>3,054</text:p>
          </table:table-cell>
          <table:table-cell ns41:value-type="float" table:style-name="TL Data" office:value="1449" office:value-type="float">
            <text:p>1,449</text:p>
          </table:table-cell>
          <table:table-cell ns41:value-type="float" table:style-name="TL Data" office:value="1514" office:value-type="float">
            <text:p>1,51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070" office:value-type="float">
            <text:p>1,070</text:p>
          </table:table-cell>
          <table:table-cell ns41:value-type="float" table:style-name="TL Data" office:value="1023" office:value-type="float">
            <text:p>1,023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655" office:value-type="float">
            <text:p>65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868" office:value-type="float">
            <text:p>868</text:p>
          </table:table-cell>
          <table:table-cell table:style-name="TL Data" table:number-columns-repeated="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STEDEN.</text:p>
          </table:table-cell>
          <table:table-cell ns41:value-type="string" table:style-name="TL RowHeader" office:value-type="string">
            <text:p>Totaal der Steden</text:p>
          </table:table-cell>
          <table:table-cell/>
          <table:table-cell ns41:value-type="float" table:style-name="TL Data" office:value="12378" office:value-type="float">
            <text:p>12,378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13309" office:value-type="float">
            <text:p>13,30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2420" office:value-type="float">
            <text:p>12,420</text:p>
          </table:table-cell>
          <table:table-cell ns41:value-type="float" table:style-name="TL Data" office:value="15865" office:value-type="float">
            <text:p>15,865</text:p>
          </table:table-cell>
          <table:table-cell ns41:value-type="float" table:style-name="TL Data" office:value="33184" office:value-type="float">
            <text:p>33,184</text:p>
          </table:table-cell>
          <table:table-cell ns41:value-type="float" table:style-name="TL Data" office:value="37883" office:value-type="float">
            <text:p>37,883</text:p>
          </table:table-cell>
          <table:table-cell ns41:value-type="float" table:style-name="TL Data" office:value="71067" office:value-type="float">
            <text:p>71,067</text:p>
          </table:table-cell>
          <table:table-cell ns41:value-type="float" table:style-name="TL Data" office:value="31434" office:value-type="float">
            <text:p>31,434</text:p>
          </table:table-cell>
          <table:table-cell ns41:value-type="float" table:style-name="TL Data" office:value="36925" office:value-type="float">
            <text:p>36,925</text:p>
          </table:table-cell>
          <table:table-cell ns41:value-type="float" table:style-name="TL Data" office:value="1601" office:value-type="float">
            <text:p>1,601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21038" office:value-type="float">
            <text:p>21,038</text:p>
          </table:table-cell>
          <table:table-cell ns41:value-type="float" table:style-name="TL Data" office:value="23475" office:value-type="float">
            <text:p>23,475</text:p>
          </table:table-cell>
          <table:table-cell ns41:value-type="float" table:style-name="TL Data" office:value="10645" office:value-type="float">
            <text:p>10,645</text:p>
          </table:table-cell>
          <table:table-cell ns41:value-type="float" table:style-name="TL Data" office:value="10687" office:value-type="float">
            <text:p>10,687</text:p>
          </table:table-cell>
          <table:table-cell ns41:value-type="float" table:style-name="TL Data" office:value="1501" office:value-type="float">
            <text:p>1,501</text:p>
          </table:table-cell>
          <table:table-cell ns41:value-type="float" table:style-name="TL Data" office:value="3721" office:value-type="float">
            <text:p>3,721</text:p>
          </table:table-cell>
          <table:table-cell ns41:value-type="float" table:style-name="TL Data" office:value="23847" office:value-type="float">
            <text:p>23,847</text:p>
          </table:table-cell>
          <table:table-cell ns41:value-type="float" table:style-name="TL Data" office:value="26072" office:value-type="float">
            <text:p>26,072</text:p>
          </table:table-cell>
          <table:table-cell ns41:value-type="float" table:style-name="TL Data" office:value="2790" office:value-type="float">
            <text:p>2,790</text:p>
          </table:table-cell>
          <table:table-cell ns41:value-type="float" table:style-name="TL Data" office:value="3873" office:value-type="float">
            <text:p>3,873</text:p>
          </table:table-cell>
          <table:table-cell ns41:value-type="float" table:style-name="TL Data" office:value="5740" office:value-type="float">
            <text:p>5,740</text:p>
          </table:table-cell>
          <table:table-cell ns41:value-type="float" table:style-name="TL Data" office:value="7310" office:value-type="float">
            <text:p>7,31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8120" office:value-type="float">
            <text:p>18,120</text:p>
          </table:table-cell>
          <table:table-cell ns41:value-type="float" table:style-name="TL Data" office:value="21063" office:value-type="float">
            <text:p>21,063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0" office:value-type="float">
            <text:p>6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2547" office:value-type="float">
            <text:p>12,547</text:p>
          </table:table-cell>
          <table:table-cell ns41:value-type="float" table:style-name="TL Data" office:value="14211" office:value-type="float">
            <text:p>14,211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620" office:value-type="float">
            <text:p>620</text:p>
          </table:table-cell>
          <table:table-cell table:style-name="TL Data" table:number-columns-repeated="4"/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Abcoude Baambrugge</text:p>
          </table:table-cell>
          <table:table-cell/>
          <table:table-cell ns41:value-type="float" table:style-name="TL Data" office:value="280" office:value-type="float">
            <text:p>280</text:p>
          </table:table-cell>
          <table:table-cell table:style-name="TL Data"/>
          <table:table-cell ns41:value-type="float" table:style-name="TL Data" office:value="280" office:value-type="float">
            <text:p>280</text:p>
          </table:table-cell>
          <table:table-cell table:style-name="TL Data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320" office:value-type="float">
            <text:p>1,320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07" office:value-type="float">
            <text:p>20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Abcoude Proostdij en Aasdom</text:p>
          </table:table-cell>
          <table:table-cell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4" office:value-type="float">
            <text:p>254</text:p>
          </table:table-cell>
          <table:table-cell table:style-name="TL Data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1148" office:value-type="float">
            <text:p>1,148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11" office:value-type="float">
            <text:p>211</text:p>
          </table:table-cell>
          <table:table-cell table:style-name="TL Data" table:number-columns-repeated="8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49" office:value-type="float">
            <text:p>349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Achthoven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office:value="18" table:style-name="TL Data" table:number-columns-repeated="2" office:value-type="float">
            <text:p>1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" office:value-type="float">
            <text:p>2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10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2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Achttienhoven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 table:number-columns-repeated="20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Amerongen</text:p>
          </table:table-cell>
          <table:table-cell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3" office:value-type="float">
            <text:p>253</text:p>
          </table:table-cell>
          <table:table-cell table:style-name="TL Data"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office:value="970" table:style-name="TL Data" table:number-columns-repeated="2" office:value-type="float">
            <text:p>970</text:p>
          </table:table-cell>
          <table:table-cell ns41:value-type="float" table:style-name="TL Data" office:value="1940" office:value-type="float">
            <text:p>1,940</text:p>
          </table:table-cell>
          <table:table-cell ns41:value-type="float" office:value="947" table:style-name="TL Data" table:number-columns-repeated="2" office:value-type="float">
            <text:p>947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942" office:value-type="float">
            <text:p>94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office:value="24" table:style-name="TL Data" table:number-columns-repeated="2" office:value-type="float">
            <text:p>2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Baarn</text:p>
          </table:table-cell>
          <table:table-cell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01" office:value-type="float">
            <text:p>301</text:p>
          </table:table-cell>
          <table:table-cell table:style-name="TL Data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1934" office:value-type="float">
            <text:p>1,934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679" office:value-type="float">
            <text:p>679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office:value="13" table:style-name="TL Data" table:number-columns-repeated="2" office:value-type="float">
            <text:p>1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91" office:value-type="float">
            <text:p>291</text:p>
          </table:table-cell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Benschop</text:p>
          </table:table-cell>
          <table:table-cell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1441" office:value-type="float">
            <text:p>1,441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59" office:value-type="float">
            <text:p>459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45" office:value-type="float">
            <text:p>24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Bildt (de)</text:p>
          </table:table-cell>
          <table:table-cell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1" office:value-type="float">
            <text:p>211</text:p>
          </table:table-cell>
          <table:table-cell table:style-name="TL Data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1707" office:value-type="float">
            <text:p>1,707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Breukelen Nijenrode</text:p>
          </table:table-cell>
          <table:table-cell/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1750" office:value-type="float">
            <text:p>1,750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575" office:value-type="float">
            <text:p>57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16" office:value-type="float">
            <text:p>31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Breukelen St. Pieters</text:p>
          </table:table-cell>
          <table:table-cell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48" office:value-type="float">
            <text:p>24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Bunnik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57" office:value-type="float">
            <text:p>25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Bunschoten</text:p>
          </table:table-cell>
          <table:table-cell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1209" office:value-type="float">
            <text:p>1,209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10"/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20" office:value-type="float">
            <text:p>320</text:p>
          </table:table-cell>
          <table:table-cell table:style-name="TL Data" table:number-columns-repeated="1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9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Cabauw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26" table:style-name="TL Data" table:number-columns-repeated="2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9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Cothen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22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56" office:value-type="float">
            <text:p>25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Darthuizen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office:value="37" table:style-name="TL Data" table:number-columns-repeated="2" office:value-type="float">
            <text:p>3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1" office:value-type="float">
            <text:p>81</text:p>
          </table:table-cell>
          <table:table-cell ns41:value-type="float" office:value="31" table:style-name="TL Data" table:number-columns-repeated="2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25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Doorn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1139" office:value-type="float">
            <text:p>1,139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Driebergen</text:p>
          </table:table-cell>
          <table:table-cell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7" office:value-type="float">
            <text:p>157</text:p>
          </table:table-cell>
          <table:table-cell table:style-name="TL Data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1063" office:value-type="float">
            <text:p>1,063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15" office:value-type="float">
            <text:p>415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Duist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 table:number-columns-repeated="6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8" office:value-type="float">
            <text:p>68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1" office:value-type="float">
            <text:p>51</text:p>
          </table:table-cell>
          <table:table-cell ns41:value-type="float" office:value="40" table:style-name="TL Data" table:number-columns-repeated="2" office:value-type="float">
            <text:p>4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0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Eemnes</text:p>
          </table:table-cell>
          <table:table-cell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9" office:value-type="float">
            <text:p>199</text:p>
          </table:table-cell>
          <table:table-cell table:style-name="TL Data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1450" office:value-type="float">
            <text:p>1,450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00" office:value-type="float">
            <text:p>300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434" office:value-type="float">
            <text:p>43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Gerverskop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4" office:value-type="float">
            <text:p>54</text:p>
          </table:table-cell>
          <table:table-cell ns41:value-type="float" office:value="18" table:style-name="TL Data" table:number-columns-repeated="2" office:value-type="float">
            <text:p>1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's Gravesloot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10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Haarzuilens (de)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89" office:value-type="float">
            <text:p>89</text:p>
          </table:table-cell>
          <table:table-cell ns41:value-type="float" office:value="46" table:style-name="TL Data" table:number-columns-repeated="2" office:value-type="float">
            <text:p>4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0" office:value-type="float">
            <text:p>60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10"/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22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Harmelen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0" office:value-type="float">
            <text:p>180</text:p>
          </table:table-cell>
          <table:table-cell table:style-name="TL Data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1187" office:value-type="float">
            <text:p>1,187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" office:value-type="float">
            <text:p>26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2" office:value-type="float">
            <text:p>102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45" office:value-type="float">
            <text:p>245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57" office:value-type="float">
            <text:p>357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Honkoop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4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6" office:value-type="float">
            <text:p>86</text:p>
          </table:table-cell>
          <table:table-cell ns41:value-type="float" office:value="42" table:style-name="TL Data" table:number-columns-repeated="2" office:value-type="float">
            <text:p>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3" office:value-type="float">
            <text:p>53</text:p>
          </table:table-cell>
          <table:table-cell ns41:value-type="float" office:value="31" table:style-name="TL Data" table:number-columns-repeated="2" office:value-type="float">
            <text:p>3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10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2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Hoogland</text:p>
          </table:table-cell>
          <table:table-cell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4" office:value-type="float">
            <text:p>384</text:p>
          </table:table-cell>
          <table:table-cell table:style-name="TL Data"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1063" office:value-type="float">
            <text:p>1,063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2062" office:value-type="float">
            <text:p>2,062</text:p>
          </table:table-cell>
          <table:table-cell ns41:value-type="float" table:style-name="TL Data" office:value="1062" office:value-type="float">
            <text:p>1,062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66" office:value-type="float">
            <text:p>16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02" office:value-type="float">
            <text:p>20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Houten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1037" office:value-type="float">
            <text:p>1,037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53" office:value-type="float">
            <text:p>35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Jaarsveld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7" office:value-type="float">
            <text:p>217</text:p>
          </table:table-cell>
          <table:table-cell table:style-name="TL Data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1120" office:value-type="float">
            <text:p>1,120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office:value="124" table:style-name="TL Data" table:number-columns-repeated="2" office:value-type="float">
            <text:p>12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74" office:value-type="float">
            <text:p>474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Jutphaas</text:p>
          </table:table-cell>
          <table:table-cell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12" office:value-type="float">
            <text:p>412</text:p>
          </table:table-cell>
          <table:table-cell table:style-name="TL Data"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088" office:value-type="float">
            <text:p>1,088</text:p>
          </table:table-cell>
          <table:table-cell ns41:value-type="float" table:style-name="TL Data" office:value="1018" office:value-type="float">
            <text:p>1,018</text:p>
          </table:table-cell>
          <table:table-cell ns41:value-type="float" table:style-name="TL Data" office:value="2106" office:value-type="float">
            <text:p>2,106</text:p>
          </table:table-cell>
          <table:table-cell ns41:value-type="float" table:style-name="TL Data" office:value="1045" office:value-type="float">
            <text:p>1,045</text:p>
          </table:table-cell>
          <table:table-cell ns41:value-type="float" table:style-name="TL Data" office:value="1018" office:value-type="float">
            <text:p>1,018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5"/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office:value="301" table:style-name="TL Data" table:number-columns-repeated="2" office:value-type="float">
            <text:p>30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Kamerik (Houtdijke)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office:value="96" table:style-name="TL Data" table:number-columns-repeated="2" office:value-type="float">
            <text:p>9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63" office:value-type="float">
            <text:p>163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47" office:value-type="float">
            <text:p>14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Kamerik (Mijzijde)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office:value="59" table:style-name="TL Data" table:number-columns-repeated="2" office:value-type="float">
            <text:p>5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49" office:value-type="float">
            <text:p>149</text:p>
          </table:table-cell>
          <table:table-cell table:style-name="TL Data" table:number-columns-repeated="20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Kockengen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43" office:value-type="float">
            <text:p>243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Laag Nieuwkoop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51" table:style-name="TL Data" table:number-columns-repeated="2" office:value-type="float">
            <text:p>51</text:p>
          </table:table-cell>
          <table:table-cell table:style-name="TL Data" table:number-columns-repeated="20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Langbroek</text:p>
          </table:table-cell>
          <table:table-cell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1069" office:value-type="float">
            <text:p>1,069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60" office:value-type="float">
            <text:p>36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Leersum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447" table:style-name="TL Data" table:number-columns-repeated="2" office:value-type="float">
            <text:p>44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Leusden</text:p>
          </table:table-cell>
          <table:table-cell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2" office:value-type="float">
            <text:p>252</text:p>
          </table:table-cell>
          <table:table-cell table:style-name="TL Data"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1554" office:value-type="float">
            <text:p>1,554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17" office:value-type="float">
            <text:p>317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395" office:value-type="float">
            <text:p>39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Linschoten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64" office:value-type="float">
            <text:p>264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40" office:value-type="float">
            <text:p>140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Loenen</text:p>
          </table:table-cell>
          <table:table-cell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1222" office:value-type="float">
            <text:p>1,222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Loenersloot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0" office:value-type="float">
            <text:p>90</text:p>
          </table:table-cell>
          <table:table-cell ns41:value-type="float" office:value="44" table:style-name="TL Data" table:number-columns-repeated="2" office:value-type="float">
            <text:p>4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10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Loosdrecht</text:p>
          </table:table-cell>
          <table:table-cell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81" office:value-type="float">
            <text:p>381</text:p>
          </table:table-cell>
          <table:table-cell table:style-name="TL Data"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1396" office:value-type="float">
            <text:p>1,396</text:p>
          </table:table-cell>
          <table:table-cell ns41:value-type="float" table:style-name="TL Data" office:value="1385" office:value-type="float">
            <text:p>1,385</text:p>
          </table:table-cell>
          <table:table-cell ns41:value-type="float" table:style-name="TL Data" office:value="2781" office:value-type="float">
            <text:p>2,781</text:p>
          </table:table-cell>
          <table:table-cell ns41:value-type="float" table:style-name="TL Data" office:value="1368" office:value-type="float">
            <text:p>1,368</text:p>
          </table:table-cell>
          <table:table-cell ns41:value-type="float" table:style-name="TL Data" office:value="1352" office:value-type="float">
            <text:p>1,35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office:value="451" table:style-name="TL Data" table:number-columns-repeated="2" office:value-type="float">
            <text:p>45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18" office:value-type="float">
            <text:p>1,018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60" office:value-type="float">
            <text:p>260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68" office:value-type="float">
            <text:p>1,168</text:p>
          </table:table-cell>
          <table:table-cell ns41:value-type="float" table:style-name="TL Data" office:value="1194" office:value-type="float">
            <text:p>1,19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Lopik</text:p>
          </table:table-cell>
          <table:table-cell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2" office:value-type="float">
            <text:p>182</text:p>
          </table:table-cell>
          <table:table-cell table:style-name="TL Data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1302" office:value-type="float">
            <text:p>1,302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office:value="193" table:style-name="TL Data" table:number-columns-repeated="2" office:value-type="float">
            <text:p>19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49" office:value-type="float">
            <text:p>24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Maarn</text:p>
          </table:table-cell>
          <table:table-cell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office:value="83" table:style-name="TL Data" table:number-columns-repeated="2" office:value-type="float">
            <text:p>8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98" office:value-type="float">
            <text:p>298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Maarssen</text:p>
          </table:table-cell>
          <table:table-cell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39" office:value-type="float">
            <text:p>339</text:p>
          </table:table-cell>
          <table:table-cell table:style-name="TL Data"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1576" office:value-type="float">
            <text:p>1,576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94" office:value-type="float">
            <text:p>19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87" office:value-type="float">
            <text:p>287</text:p>
          </table:table-cell>
          <table:table-cell table:style-name="TL Data" table:number-columns-repeated="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Maarsseveen</text:p>
          </table:table-cell>
          <table:table-cell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5" office:value-type="float">
            <text:p>255</text:p>
          </table:table-cell>
          <table:table-cell table:style-name="TL Data"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1217" office:value-type="float">
            <text:p>1,217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office:value="193" table:style-name="TL Data" table:number-columns-repeated="2" office:value-type="float">
            <text:p>19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24" office:value-type="float">
            <text:p>12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83" office:value-type="float">
            <text:p>183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Maarssenbroek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3" office:value-type="float">
            <text:p>3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10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2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Maartensdijk c.a.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0" office:value-type="float">
            <text:p>200</text:p>
          </table:table-cell>
          <table:table-cell table:style-name="TL Data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1621" office:value-type="float">
            <text:p>1,621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Mijdrecht</text:p>
          </table:table-cell>
          <table:table-cell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1219" office:value-type="float">
            <text:p>1,219</text:p>
          </table:table-cell>
          <table:table-cell ns41:value-type="float" table:style-name="TL Data" office:value="1202" office:value-type="float">
            <text:p>1,202</text:p>
          </table:table-cell>
          <table:table-cell ns41:value-type="float" table:style-name="TL Data" office:value="2421" office:value-type="float">
            <text:p>2,421</text:p>
          </table:table-cell>
          <table:table-cell ns41:value-type="float" table:style-name="TL Data" office:value="1193" office:value-type="float">
            <text:p>1,193</text:p>
          </table:table-cell>
          <table:table-cell ns41:value-type="float" table:style-name="TL Data" office:value="1191" office:value-type="float">
            <text:p>1,19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office:value="408" table:style-name="TL Data" table:number-columns-repeated="2" office:value-type="float">
            <text:p>40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86" office:value-type="float">
            <text:p>386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56" office:value-type="float">
            <text:p>556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78" office:value-type="float">
            <text:p>578</text:p>
          </table:table-cell>
          <table:table-cell table:style-name="TL Data" table:number-columns-repeated="6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Nigtevecht</text:p>
          </table:table-cell>
          <table:table-cell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/>
          <table:table-cell ns41:value-type="float" office:value="98" table:style-name="TL Data" table:number-columns-repeated="2" office:value-type="float">
            <text:p>98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office:value="67" table:style-name="TL Data" table:number-columns-repeated="2" office:value-type="float">
            <text:p>6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Odijk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2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46" office:value-type="float">
            <text:p>14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Oudenrhijn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Oudhuizen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6" office:value-type="float">
            <text:p>86</text:p>
          </table:table-cell>
          <table:table-cell ns41:value-type="float" office:value="192" table:style-name="TL Data" table:number-columns-repeated="2" office:value-type="float">
            <text:p>192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office:value="58" table:style-name="TL Data" table:number-columns-repeated="2" office:value-type="float">
            <text:p>5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office:value="28" table:style-name="TL Data" table:number-columns-repeated="2" office:value-type="float">
            <text:p>2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Oudwulven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Polsbroek (Noord)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10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20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Polsbroek (Zuid)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10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24" office:value-type="float">
            <text:p>124</text:p>
          </table:table-cell>
          <table:table-cell table:style-name="TL Data" table:number-columns-repeated="2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Porteng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Renswoude</text:p>
          </table:table-cell>
          <table:table-cell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9" office:value-type="float">
            <text:p>149</text:p>
          </table:table-cell>
          <table:table-cell table:style-name="TL Data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1080" office:value-type="float">
            <text:p>1,080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57" office:value-type="float">
            <text:p>15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511" office:value-type="float">
            <text:p>51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Rijnauwen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9" office:value-type="float">
            <text:p>79</text:p>
          </table:table-cell>
          <table:table-cell ns41:value-type="float" office:value="29" table:style-name="TL Data" table:number-columns-repeated="2" office:value-type="float">
            <text:p>29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10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office:value="16" table:style-name="TL Data" table:number-columns-repeated="2" office:value-type="float">
            <text:p>1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Ruwiel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office:value="71" table:style-name="TL Data" table:number-columns-repeated="2" office:value-type="float">
            <text:p>7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4" office:value-type="float">
            <text:p>94</text:p>
          </table:table-cell>
          <table:table-cell ns41:value-type="float" office:value="111" table:style-name="TL Data" table:number-columns-repeated="3" office:value-type="float">
            <text:p>11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Rijzenburg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83" office:value-type="float">
            <text:p>83</text:p>
          </table:table-cell>
          <table:table-cell ns41:value-type="float" office:value="36" table:style-name="TL Data" table:number-columns-repeated="2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10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Schalkwijk</text:p>
          </table:table-cell>
          <table:table-cell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069" office:value-type="float">
            <text:p>1,069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office:value="149" table:style-name="TL Data" table:number-columns-repeated="2" office:value-type="float">
            <text:p>14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 table:number-columns-repeated="22"/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26" office:value-type="float">
            <text:p>42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Schonauwen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6" office:value-type="float">
            <text:p>76</text:p>
          </table:table-cell>
          <table:table-cell ns41:value-type="float" office:value="31" table:style-name="TL Data" table:number-columns-repeated="2" office:value-type="float">
            <text:p>3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9" office:value-type="float">
            <text:p>49</text:p>
          </table:table-cell>
          <table:table-cell ns41:value-type="float" office:value="56" table:style-name="TL Data" table:number-columns-repeated="2" office:value-type="float">
            <text:p>5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Snelrewaard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20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6" office:value-type="float">
            <text:p>11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Soest</text:p>
          </table:table-cell>
          <table:table-cell/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84" office:value-type="float">
            <text:p>584</text:p>
          </table:table-cell>
          <table:table-cell table:style-name="TL Data"/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1451" office:value-type="float">
            <text:p>1,451</text:p>
          </table:table-cell>
          <table:table-cell ns41:value-type="float" table:style-name="TL Data" office:value="1400" office:value-type="float">
            <text:p>1,400</text:p>
          </table:table-cell>
          <table:table-cell ns41:value-type="float" table:style-name="TL Data" office:value="2851" office:value-type="float">
            <text:p>2,851</text:p>
          </table:table-cell>
          <table:table-cell ns41:value-type="float" table:style-name="TL Data" office:value="1431" office:value-type="float">
            <text:p>1,431</text:p>
          </table:table-cell>
          <table:table-cell ns41:value-type="float" table:style-name="TL Data" office:value="1399" office:value-type="float">
            <text:p>1,39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02" office:value-type="float">
            <text:p>1,002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34" office:value-type="float">
            <text:p>1,034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907" office:value-type="float">
            <text:p>907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Sterkenburg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Stoutenburg</text:p>
          </table:table-cell>
          <table:table-cell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office:value="97" table:style-name="TL Data" table:number-columns-repeated="2" office:value-type="float">
            <text:p>97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73" office:value-type="float">
            <text:p>273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Teckop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6" office:value-type="float">
            <text:p>46</text:p>
          </table:table-cell>
          <table:table-cell ns41:value-type="float" office:value="19" table:style-name="TL Data" table:number-columns-repeated="2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0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Tienhoven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95" office:value-type="float">
            <text:p>95</text:p>
          </table:table-cell>
          <table:table-cell ns41:value-type="float" office:value="56" table:style-name="TL Data" table:number-columns-repeated="2" office:value-type="float">
            <text:p>5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 table:number-columns-repeated="2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Tull en 't Waal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10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22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7" office:value-type="float">
            <text:p>16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Veenendaal</text:p>
          </table:table-cell>
          <table:table-cell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60" office:value-type="float">
            <text:p>360</text:p>
          </table:table-cell>
          <table:table-cell table:style-name="TL Data"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1456" office:value-type="float">
            <text:p>1,456</text:p>
          </table:table-cell>
          <table:table-cell ns41:value-type="float" table:style-name="TL Data" office:value="1484" office:value-type="float">
            <text:p>1,484</text:p>
          </table:table-cell>
          <table:table-cell ns41:value-type="float" table:style-name="TL Data" office:value="2940" office:value-type="float">
            <text:p>2,940</text:p>
          </table:table-cell>
          <table:table-cell ns41:value-type="float" table:style-name="TL Data" office:value="1442" office:value-type="float">
            <text:p>1,442</text:p>
          </table:table-cell>
          <table:table-cell ns41:value-type="float" table:style-name="TL Data" office:value="1451" office:value-type="float">
            <text:p>1,45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091" office:value-type="float">
            <text:p>1,091</text:p>
          </table:table-cell>
          <table:table-cell ns41:value-type="float" table:style-name="TL Data" office:value="1049" office:value-type="float">
            <text:p>1,04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303" office:value-type="float">
            <text:p>303</text:p>
          </table:table-cell>
          <table:table-cell table:style-name="TL Data" table:number-columns-repeated="2"/>
          <table:table-cell ns41:value-type="float" office:value="5" table:style-name="TL Data" table:number-columns-repeated="3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312" office:value-type="float">
            <text:p>1,312</text:p>
          </table:table-cell>
          <table:table-cell ns41:value-type="float" table:style-name="TL Data" office:value="1341" office:value-type="float">
            <text:p>1,3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71" table:style-name="TL Data" table:number-columns-repeated="2" office:value-type="float">
            <text:p>71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Veldhuizen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0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2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4" office:value-type="float">
            <text:p>124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Vinkeveen en Waverveen</text:p>
          </table:table-cell>
          <table:table-cell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1915" office:value-type="float">
            <text:p>1,915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633" office:value-type="float">
            <text:p>633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Vleuten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2" office:value-type="float">
            <text:p>172</text:p>
          </table:table-cell>
          <table:table-cell table:style-name="TL Data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1115" office:value-type="float">
            <text:p>1,115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10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9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Vreeland</text:p>
          </table:table-cell>
          <table:table-cell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Vreeswijk</text:p>
          </table:table-cell>
          <table:table-cell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1278" office:value-type="float">
            <text:p>1,278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office:value="123" table:style-name="TL Data" table:number-columns-repeated="2" office:value-type="float">
            <text:p>12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Vuursche (de)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8" office:value-type="float">
            <text:p>78</text:p>
          </table:table-cell>
          <table:table-cell ns41:value-type="float" office:value="43" table:style-name="TL Data" table:number-columns-repeated="2" office:value-type="float">
            <text:p>4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0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Werkhoven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86" office:value-type="float">
            <text:p>286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Westbroek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0" office:value-type="float">
            <text:p>110</text:p>
          </table:table-cell>
          <table:table-cell table:style-name="TL Data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20" office:value-type="float">
            <text:p>220</text:p>
          </table:table-cell>
          <table:table-cell table:style-name="TL Data" table:number-columns-repeated="10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Willeskop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office:value="73" table:style-name="TL Data" table:number-columns-repeated="2" office:value-type="float">
            <text:p>7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10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 table:number-columns-repeated="20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78" office:value-type="float">
            <text:p>178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Willige Langerak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10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 table:number-columns-repeated="20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Wilnis</text:p>
          </table:table-cell>
          <table:table-cell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6" office:value-type="float">
            <text:p>156</text:p>
          </table:table-cell>
          <table:table-cell table:style-name="TL Data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246" office:value-type="float">
            <text:p>1,246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95" office:value-type="float">
            <text:p>19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395" office:value-type="float">
            <text:p>395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Woudenberg</text:p>
          </table:table-cell>
          <table:table-cell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11" office:value-type="float">
            <text:p>311</text:p>
          </table:table-cell>
          <table:table-cell table:style-name="TL Data"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040" office:value-type="float">
            <text:p>1,040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2013" office:value-type="float">
            <text:p>2,013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00" office:value-type="float">
            <text:p>1000</text:p>
          </table:table-cell>
          <table:table-cell ns41:value-type="float" table:style-name="TL Data" office:value="938" office:value-type="float">
            <text:p>938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Wulverhorst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0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Zegveld</text:p>
          </table:table-cell>
          <table:table-cell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45" office:value-type="float">
            <text:p>245</text:p>
          </table:table-cell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3" office:value-type="float">
            <text:p>103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Zeijst</text:p>
          </table:table-cell>
          <table:table-cell/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67" office:value-type="float">
            <text:p>467</text:p>
          </table:table-cell>
          <table:table-cell table:style-name="TL Data"/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1840" office:value-type="float">
            <text:p>1,840</text:p>
          </table:table-cell>
          <table:table-cell ns41:value-type="float" table:style-name="TL Data" office:value="1923" office:value-type="float">
            <text:p>1,923</text:p>
          </table:table-cell>
          <table:table-cell ns41:value-type="float" table:style-name="TL Data" office:value="3763" office:value-type="float">
            <text:p>3,763</text:p>
          </table:table-cell>
          <table:table-cell ns41:value-type="float" table:style-name="TL Data" office:value="1773" office:value-type="float">
            <text:p>1,773</text:p>
          </table:table-cell>
          <table:table-cell ns41:value-type="float" table:style-name="TL Data" office:value="1813" office:value-type="float">
            <text:p>1,81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36" office:value-type="float">
            <text:p>1,236</text:p>
          </table:table-cell>
          <table:table-cell ns41:value-type="float" table:style-name="TL Data" office:value="1257" office:value-type="float">
            <text:p>1,257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04" office:value-type="float">
            <text:p>1,104</text:p>
          </table:table-cell>
          <table:table-cell ns41:value-type="float" table:style-name="TL Data" office:value="1010" office:value-type="float">
            <text:p>1,010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127" office:value-type="float">
            <text:p>1,127</text:p>
          </table:table-cell>
          <table:table-cell ns41:value-type="float" table:style-name="TL Data" office:value="1186" office:value-type="float">
            <text:p>1,18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8" table:style-name="TL Data" table:number-columns-repeated="2" office:value-type="float">
            <text:p>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Zevender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18" table:style-name="TL Data" table:number-columns-repeated="2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0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0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Zuijlen</text:p>
          </table:table-cell>
          <table:table-cell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7" office:value-type="float">
            <text:p>167</text:p>
          </table:table-cell>
          <table:table-cell table:style-name="TL Data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 table:number-columns-repeated="11"/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GEMEENTEN TEN PLATTEN LAND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1960" office:value-type="float">
            <text:p>11,960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12504" office:value-type="float">
            <text:p>12,50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993" office:value-type="float">
            <text:p>11,993</text:p>
          </table:table-cell>
          <table:table-cell ns41:value-type="float" table:style-name="TL Data" office:value="15464" office:value-type="float">
            <text:p>15,464</text:p>
          </table:table-cell>
          <table:table-cell ns41:value-type="float" table:style-name="TL Data" office:value="39608" office:value-type="float">
            <text:p>39,608</text:p>
          </table:table-cell>
          <table:table-cell ns41:value-type="float" table:style-name="TL Data" office:value="38705" office:value-type="float">
            <text:p>38,705</text:p>
          </table:table-cell>
          <table:table-cell ns41:value-type="float" table:style-name="TL Data" office:value="78313" office:value-type="float">
            <text:p>78,313</text:p>
          </table:table-cell>
          <table:table-cell ns41:value-type="float" table:style-name="TL Data" office:value="38005" office:value-type="float">
            <text:p>38,005</text:p>
          </table:table-cell>
          <table:table-cell ns41:value-type="float" table:style-name="TL Data" office:value="37119" office:value-type="float">
            <text:p>37,119</text:p>
          </table:table-cell>
          <table:table-cell ns41:value-type="float" table:style-name="TL Data" office:value="1494" office:value-type="float">
            <text:p>1,494</text:p>
          </table:table-cell>
          <table:table-cell ns41:value-type="string" table:style-name="TL Data" office:value-type="string">
            <text:p>1.4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26407" office:value-type="float">
            <text:p>26,407</text:p>
          </table:table-cell>
          <table:table-cell ns41:value-type="float" table:style-name="TL Data" office:value="24194" office:value-type="float">
            <text:p>24,194</text:p>
          </table:table-cell>
          <table:table-cell ns41:value-type="float" table:style-name="TL Data" office:value="11537" office:value-type="float">
            <text:p>11,537</text:p>
          </table:table-cell>
          <table:table-cell ns41:value-type="float" table:style-name="TL Data" office:value="11555" office:value-type="float">
            <text:p>11,555</text:p>
          </table:table-cell>
          <table:table-cell ns41:value-type="float" table:style-name="TL Data" office:value="1664" office:value-type="float">
            <text:p>1,664</text:p>
          </table:table-cell>
          <table:table-cell ns41:value-type="float" table:style-name="TL Data" office:value="2956" office:value-type="float">
            <text:p>2,956</text:p>
          </table:table-cell>
          <table:table-cell ns41:value-type="float" table:style-name="TL Data" office:value="23419" office:value-type="float">
            <text:p>23,419</text:p>
          </table:table-cell>
          <table:table-cell ns41:value-type="float" table:style-name="TL Data" office:value="21529" office:value-type="float">
            <text:p>21,529</text:p>
          </table:table-cell>
          <table:table-cell ns41:value-type="float" table:style-name="TL Data" office:value="9877" office:value-type="float">
            <text:p>9,877</text:p>
          </table:table-cell>
          <table:table-cell ns41:value-type="float" table:style-name="TL Data" office:value="10464" office:value-type="float">
            <text:p>10,464</text:p>
          </table:table-cell>
          <table:table-cell ns41:value-type="float" table:style-name="TL Data" office:value="5817" office:value-type="float">
            <text:p>5,817</text:p>
          </table:table-cell>
          <table:table-cell ns41:value-type="float" table:style-name="TL Data" office:value="6341" office:value-type="float">
            <text:p>6,34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3271" office:value-type="float">
            <text:p>23,271</text:p>
          </table:table-cell>
          <table:table-cell ns41:value-type="float" table:style-name="TL Data" office:value="22972" office:value-type="float">
            <text:p>22,97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 table:number-columns-repeated="2"/>
          <table:table-cell ns41:value-type="float" office:value="361" table:style-name="TL Data" table:number-columns-repeated="2" office:value-type="float">
            <text:p>361</text:p>
          </table:table-cell>
          <table:table-cell ns41:value-type="float" table:style-name="TL Data" office:value="15263" office:value-type="float">
            <text:p>15,263</text:p>
          </table:table-cell>
          <table:table-cell ns41:value-type="float" table:style-name="TL Data" office:value="14555" office:value-type="float">
            <text:p>14,55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4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944"/>
        </table:table-row>
        <table:table-row table:style-name="ro4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STEDEN</text:p>
          </table:table-cell>
          <table:table-cell/>
          <table:table-cell ns41:value-type="float" table:style-name="TL Data" office:value="12378" office:value-type="float">
            <text:p>12,378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13309" office:value-type="float">
            <text:p>13,30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2420" office:value-type="float">
            <text:p>12,420</text:p>
          </table:table-cell>
          <table:table-cell ns41:value-type="float" table:style-name="TL Data" office:value="15865" office:value-type="float">
            <text:p>15,865</text:p>
          </table:table-cell>
          <table:table-cell ns41:value-type="float" table:style-name="TL Data" office:value="33184" office:value-type="float">
            <text:p>33,184</text:p>
          </table:table-cell>
          <table:table-cell ns41:value-type="float" table:style-name="TL Data" office:value="37883" office:value-type="float">
            <text:p>37,883</text:p>
          </table:table-cell>
          <table:table-cell ns41:value-type="float" table:style-name="TL Data" office:value="71067" office:value-type="float">
            <text:p>71,067</text:p>
          </table:table-cell>
          <table:table-cell ns41:value-type="float" table:style-name="TL Data" office:value="31434" office:value-type="float">
            <text:p>31,434</text:p>
          </table:table-cell>
          <table:table-cell ns41:value-type="float" table:style-name="TL Data" office:value="36925" office:value-type="float">
            <text:p>36,925</text:p>
          </table:table-cell>
          <table:table-cell ns41:value-type="float" table:style-name="TL Data" office:value="1601" office:value-type="float">
            <text:p>1,601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21038" office:value-type="float">
            <text:p>21,038</text:p>
          </table:table-cell>
          <table:table-cell ns41:value-type="float" table:style-name="TL Data" office:value="23475" office:value-type="float">
            <text:p>23,475</text:p>
          </table:table-cell>
          <table:table-cell ns41:value-type="float" table:style-name="TL Data" office:value="10645" office:value-type="float">
            <text:p>10,645</text:p>
          </table:table-cell>
          <table:table-cell ns41:value-type="float" table:style-name="TL Data" office:value="10687" office:value-type="float">
            <text:p>10,687</text:p>
          </table:table-cell>
          <table:table-cell ns41:value-type="float" table:style-name="TL Data" office:value="1501" office:value-type="float">
            <text:p>1,501</text:p>
          </table:table-cell>
          <table:table-cell ns41:value-type="float" table:style-name="TL Data" office:value="3721" office:value-type="float">
            <text:p>3,721</text:p>
          </table:table-cell>
          <table:table-cell ns41:value-type="float" table:style-name="TL Data" office:value="23847" office:value-type="float">
            <text:p>23,847</text:p>
          </table:table-cell>
          <table:table-cell ns41:value-type="float" table:style-name="TL Data" office:value="26072" office:value-type="float">
            <text:p>26,072</text:p>
          </table:table-cell>
          <table:table-cell ns41:value-type="float" table:style-name="TL Data" office:value="2790" office:value-type="float">
            <text:p>2,790</text:p>
          </table:table-cell>
          <table:table-cell ns41:value-type="float" table:style-name="TL Data" office:value="3873" office:value-type="float">
            <text:p>3,873</text:p>
          </table:table-cell>
          <table:table-cell ns41:value-type="float" table:style-name="TL Data" office:value="5740" office:value-type="float">
            <text:p>5,740</text:p>
          </table:table-cell>
          <table:table-cell ns41:value-type="float" table:style-name="TL Data" office:value="7310" office:value-type="float">
            <text:p>7,31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8120" office:value-type="float">
            <text:p>18,120</text:p>
          </table:table-cell>
          <table:table-cell ns41:value-type="float" table:style-name="TL Data" office:value="21063" office:value-type="float">
            <text:p>21,063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0" office:value-type="float">
            <text:p>6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2547" office:value-type="float">
            <text:p>12,547</text:p>
          </table:table-cell>
          <table:table-cell ns41:value-type="float" table:style-name="TL Data" office:value="14211" office:value-type="float">
            <text:p>14,211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620" office:value-type="float">
            <text:p>620</text:p>
          </table:table-cell>
          <table:table-cell table:style-name="TL Data" table:number-columns-repeated="4"/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number-columns-repeated="944"/>
        </table:table-row>
        <table:table-row table:style-name="ro4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GEMEENTEN TEN PLATTEN LANDE</text:p>
          </table:table-cell>
          <table:table-cell/>
          <table:table-cell ns41:value-type="float" table:style-name="TL Data" office:value="11960" office:value-type="float">
            <text:p>11,960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12504" office:value-type="float">
            <text:p>12,50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993" office:value-type="float">
            <text:p>11,993</text:p>
          </table:table-cell>
          <table:table-cell ns41:value-type="float" table:style-name="TL Data" office:value="15464" office:value-type="float">
            <text:p>15,464</text:p>
          </table:table-cell>
          <table:table-cell ns41:value-type="float" table:style-name="TL Data" office:value="39608" office:value-type="float">
            <text:p>39,608</text:p>
          </table:table-cell>
          <table:table-cell ns41:value-type="float" table:style-name="TL Data" office:value="38705" office:value-type="float">
            <text:p>38,705</text:p>
          </table:table-cell>
          <table:table-cell ns41:value-type="float" table:style-name="TL Data" office:value="78313" office:value-type="float">
            <text:p>78,313</text:p>
          </table:table-cell>
          <table:table-cell ns41:value-type="float" table:style-name="TL Data" office:value="38005" office:value-type="float">
            <text:p>38,005</text:p>
          </table:table-cell>
          <table:table-cell ns41:value-type="float" table:style-name="TL Data" office:value="37119" office:value-type="float">
            <text:p>37,119</text:p>
          </table:table-cell>
          <table:table-cell ns41:value-type="float" table:style-name="TL Data" office:value="1494" office:value-type="float">
            <text:p>1,494</text:p>
          </table:table-cell>
          <table:table-cell ns41:value-type="string" table:style-name="TL Data" office:value-type="string">
            <text:p>1.4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26407" office:value-type="float">
            <text:p>26,407</text:p>
          </table:table-cell>
          <table:table-cell ns41:value-type="float" table:style-name="TL Data" office:value="24194" office:value-type="float">
            <text:p>24,194</text:p>
          </table:table-cell>
          <table:table-cell ns41:value-type="float" table:style-name="TL Data" office:value="11537" office:value-type="float">
            <text:p>11,537</text:p>
          </table:table-cell>
          <table:table-cell ns41:value-type="float" table:style-name="TL Data" office:value="11555" office:value-type="float">
            <text:p>11,555</text:p>
          </table:table-cell>
          <table:table-cell ns41:value-type="float" table:style-name="TL Data" office:value="1664" office:value-type="float">
            <text:p>1,664</text:p>
          </table:table-cell>
          <table:table-cell ns41:value-type="float" table:style-name="TL Data" office:value="2956" office:value-type="float">
            <text:p>2,956</text:p>
          </table:table-cell>
          <table:table-cell ns41:value-type="float" table:style-name="TL Data" office:value="23419" office:value-type="float">
            <text:p>23,419</text:p>
          </table:table-cell>
          <table:table-cell ns41:value-type="float" table:style-name="TL Data" office:value="21529" office:value-type="float">
            <text:p>21,529</text:p>
          </table:table-cell>
          <table:table-cell ns41:value-type="float" table:style-name="TL Data" office:value="9877" office:value-type="float">
            <text:p>9,877</text:p>
          </table:table-cell>
          <table:table-cell ns41:value-type="float" table:style-name="TL Data" office:value="10464" office:value-type="float">
            <text:p>10,464</text:p>
          </table:table-cell>
          <table:table-cell ns41:value-type="float" table:style-name="TL Data" office:value="5817" office:value-type="float">
            <text:p>5,817</text:p>
          </table:table-cell>
          <table:table-cell ns41:value-type="float" table:style-name="TL Data" office:value="6341" office:value-type="float">
            <text:p>6,34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3271" office:value-type="float">
            <text:p>23,271</text:p>
          </table:table-cell>
          <table:table-cell ns41:value-type="float" table:style-name="TL Data" office:value="22972" office:value-type="float">
            <text:p>22,97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 table:number-columns-repeated="2"/>
          <table:table-cell ns41:value-type="float" office:value="361" table:style-name="TL Data" table:number-columns-repeated="2" office:value-type="float">
            <text:p>361</text:p>
          </table:table-cell>
          <table:table-cell ns41:value-type="float" table:style-name="TL Data" office:value="15263" office:value-type="float">
            <text:p>15,263</text:p>
          </table:table-cell>
          <table:table-cell ns41:value-type="float" table:style-name="TL Data" office:value="14555" office:value-type="float">
            <text:p>14,55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4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944"/>
        </table:table-row>
        <table:table-row table:style-name="ro1">
          <table:table-cell ns41:value-type="string" table:style-name="TL RowHeader" office:value-type="string">
            <text:p>Verzameling der</text:p>
          </table:table-cell>
          <table:table-cell ns41:value-type="string" table:style-name="TL RowHeader" office:value-type="string">
            <text:p>TOTAAL DER STEDEN EN GEMEENTEN TEN PLATTEN LANDE</text:p>
          </table:table-cell>
          <table:table-cell/>
          <table:table-cell ns41:value-type="float" table:style-name="TL Data" office:value="24338" office:value-type="float">
            <text:p>24,338</text:p>
          </table:table-cell>
          <table:table-cell ns41:value-type="float" table:style-name="TL Data" office:value="1475" office:value-type="float">
            <text:p>1,475</text:p>
          </table:table-cell>
          <table:table-cell ns41:value-type="float" table:style-name="TL Data" office:value="25813" office:value-type="float">
            <text:p>25,81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4413" office:value-type="float">
            <text:p>24,413</text:p>
          </table:table-cell>
          <table:table-cell ns41:value-type="float" table:style-name="TL Data" office:value="31329" office:value-type="float">
            <text:p>31,329</text:p>
          </table:table-cell>
          <table:table-cell ns41:value-type="float" table:style-name="TL Data" office:value="72792" office:value-type="float">
            <text:p>72,792</text:p>
          </table:table-cell>
          <table:table-cell ns41:value-type="float" table:style-name="TL Data" office:value="76588" office:value-type="float">
            <text:p>76,588</text:p>
          </table:table-cell>
          <table:table-cell ns41:value-type="float" table:style-name="TL Data" office:value="149380" office:value-type="float">
            <text:p>149,380</text:p>
          </table:table-cell>
          <table:table-cell ns41:value-type="float" table:style-name="TL Data" office:value="69439" office:value-type="float">
            <text:p>69,439</text:p>
          </table:table-cell>
          <table:table-cell ns41:value-type="float" table:style-name="TL Data" office:value="74044" office:value-type="float">
            <text:p>74,044</text:p>
          </table:table-cell>
          <table:table-cell ns41:value-type="float" table:style-name="TL Data" office:value="3095" office:value-type="float">
            <text:p>3,095</text:p>
          </table:table-cell>
          <table:table-cell ns41:value-type="float" table:style-name="TL Data" office:value="2335" office:value-type="float">
            <text:p>2,335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443" office:value-type="float">
            <text:p>1,443</text:p>
          </table:table-cell>
          <table:table-cell ns41:value-type="float" table:style-name="TL Data" office:value="1058" office:value-type="float">
            <text:p>1,058</text:p>
          </table:table-cell>
          <table:table-cell ns41:value-type="float" table:style-name="TL Data" office:value="47445" office:value-type="float">
            <text:p>47,445</text:p>
          </table:table-cell>
          <table:table-cell ns41:value-type="float" table:style-name="TL Data" office:value="47669" office:value-type="float">
            <text:p>47,669</text:p>
          </table:table-cell>
          <table:table-cell ns41:value-type="float" table:style-name="TL Data" office:value="22182" office:value-type="float">
            <text:p>22,182</text:p>
          </table:table-cell>
          <table:table-cell ns41:value-type="float" table:style-name="TL Data" office:value="22242" office:value-type="float">
            <text:p>22,242</text:p>
          </table:table-cell>
          <table:table-cell ns41:value-type="float" table:style-name="TL Data" office:value="3165" office:value-type="float">
            <text:p>3,165</text:p>
          </table:table-cell>
          <table:table-cell ns41:value-type="float" table:style-name="TL Data" office:value="6677" office:value-type="float">
            <text:p>6,677</text:p>
          </table:table-cell>
          <table:table-cell ns41:value-type="float" table:style-name="TL Data" office:value="47266" office:value-type="float">
            <text:p>47,266</text:p>
          </table:table-cell>
          <table:table-cell ns41:value-type="float" table:style-name="TL Data" office:value="47601" office:value-type="float">
            <text:p>47,601</text:p>
          </table:table-cell>
          <table:table-cell ns41:value-type="float" table:style-name="TL Data" office:value="12667" office:value-type="float">
            <text:p>12,667</text:p>
          </table:table-cell>
          <table:table-cell ns41:value-type="float" table:style-name="TL Data" office:value="14337" office:value-type="float">
            <text:p>14,337</text:p>
          </table:table-cell>
          <table:table-cell ns41:value-type="float" table:style-name="TL Data" office:value="11557" office:value-type="float">
            <text:p>11,557</text:p>
          </table:table-cell>
          <table:table-cell ns41:value-type="float" table:style-name="TL Data" office:value="13651" office:value-type="float">
            <text:p>13,65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1391" office:value-type="float">
            <text:p>41,391</text:p>
          </table:table-cell>
          <table:table-cell ns41:value-type="float" table:style-name="TL Data" office:value="44035" office:value-type="float">
            <text:p>44,035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31" office:value-type="float">
            <text:p>1,031</text:p>
          </table:table-cell>
          <table:table-cell ns41:value-type="float" table:style-name="TL Data" office:value="1024" office:value-type="float">
            <text:p>1,02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39" office:value-type="float">
            <text:p>139</text:p>
          </table:table-cell>
          <table:table-cell table:style-name="TL Data" table:number-columns-repeated="2"/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27810" office:value-type="float">
            <text:p>27,810</text:p>
          </table:table-cell>
          <table:table-cell ns41:value-type="float" table:style-name="TL Data" office:value="28766" office:value-type="float">
            <text:p>28,766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721" office:value-type="float">
            <text:p>721</text:p>
          </table:table-cell>
          <table:table-cell table:style-name="TL Data" table:number-columns-repeated="4"/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944"/>
        </table:table-row>
        <table:table-row table:style-name="ro4" table:number-rows-repeated="10484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4" table:default-cell-style-name="Default" table:number-columns-repeated="2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4" table:default-cell-style-name="Default" table:number-columns-repeated="1019"/>
        <table:table-row table:style-name="ro4" table:number-rows-repeated="2">
          <table:table-cell table:style-name="ce51"/>
          <table:table-cell table:style-name="ce2" table:number-columns-repeated="22"/>
          <table:table-cell table:number-columns-repeated="1001"/>
        </table:table-row>
        <table:table-row table:style-name="ro4">
          <table:table-cell ns41:value-type="string" table:style-name="ce2" office:value-type="string">
            <text:p>Editregel</text:p>
          </table:table-cell>
          <table:table-cell ns41:value-type="string" table:style-name="ce2" office:value-type="string">
            <text:p>Deel telling</text:p>
          </table:table-cell>
          <table:table-cell ns41:value-type="string" table:style-name="ce2" office:value-type="string">
            <text:p>Rolnummer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TL Metadata" table:number-columns-repeated="23"/>
          <table:table-cell table:number-columns-repeated="100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ns41:value-type="float" table:style-name="TL Metadata" office:value="24449" office:value-type="float">
            <text:p>24449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50" office:value-type="float">
            <text:p>24450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51" office:value-type="float">
            <text:p>24451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52" office:value-type="float">
            <text:p>24452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53" office:value-type="float">
            <text:p>24453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54" office:value-type="float">
            <text:p>24454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55" office:value-type="float">
            <text:p>24455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56" office:value-type="float">
            <text:p>24456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57" office:value-type="float">
            <text:p>24457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58" office:value-type="float">
            <text:p>24458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59" office:value-type="float">
            <text:p>24459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60" office:value-type="float">
            <text:p>24460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61" office:value-type="float">
            <text:p>24461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62" office:value-type="float">
            <text:p>24462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63" office:value-type="float">
            <text:p>24463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64" office:value-type="float">
            <text:p>24464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65" office:value-type="float">
            <text:p>24465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66" office:value-type="float">
            <text:p>24466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67" office:value-type="float">
            <text:p>24467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68" office:value-type="float">
            <text:p>24468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69" office:value-type="float">
            <text:p>24469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70" office:value-type="float">
            <text:p>24470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71" office:value-type="float">
            <text:p>24471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72" office:value-type="float">
            <text:p>24472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73" office:value-type="float">
            <text:p>24473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74" office:value-type="float">
            <text:p>24474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75" office:value-type="float">
            <text:p>24475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76" office:value-type="float">
            <text:p>24476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77" office:value-type="float">
            <text:p>24477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78" office:value-type="float">
            <text:p>24478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79" office:value-type="float">
            <text:p>24479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80" office:value-type="float">
            <text:p>24480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81" office:value-type="float">
            <text:p>24481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82" office:value-type="float">
            <text:p>24482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83" office:value-type="float">
            <text:p>24483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84" office:value-type="float">
            <text:p>24484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85" office:value-type="float">
            <text:p>24485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86" office:value-type="float">
            <text:p>24486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87" office:value-type="float">
            <text:p>24487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88" office:value-type="float">
            <text:p>24488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89" office:value-type="float">
            <text:p>24489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90" office:value-type="float">
            <text:p>24490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91" office:value-type="float">
            <text:p>24491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92" office:value-type="float">
            <text:p>24492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93" office:value-type="float">
            <text:p>24493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94" office:value-type="float">
            <text:p>24494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95" office:value-type="float">
            <text:p>24495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96" office:value-type="float">
            <text:p>24496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97" office:value-type="float">
            <text:p>24497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98" office:value-type="float">
            <text:p>24498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499" office:value-type="float">
            <text:p>24499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00" office:value-type="float">
            <text:p>24500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601001" office:value-type="float">
            <text:p>380502002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01" office:value-type="float">
            <text:p>24501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02" office:value-type="float">
            <text:p>24502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03" office:value-type="float">
            <text:p>24503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04" office:value-type="float">
            <text:p>24504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05" office:value-type="float">
            <text:p>24505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06" office:value-type="float">
            <text:p>24506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07" office:value-type="float">
            <text:p>24507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08" office:value-type="float">
            <text:p>24508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09" office:value-type="float">
            <text:p>24509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10" office:value-type="float">
            <text:p>24510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11" office:value-type="float">
            <text:p>24511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12" office:value-type="float">
            <text:p>24512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13" office:value-type="float">
            <text:p>24513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14" office:value-type="float">
            <text:p>24514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15" office:value-type="float">
            <text:p>24515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16" office:value-type="float">
            <text:p>24516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17" office:value-type="float">
            <text:p>24517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18" office:value-type="float">
            <text:p>24518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19" office:value-type="float">
            <text:p>24519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20" office:value-type="float">
            <text:p>24520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21" office:value-type="float">
            <text:p>24521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22" office:value-type="float">
            <text:p>24522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23" office:value-type="float">
            <text:p>24523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24" office:value-type="float">
            <text:p>24524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25" office:value-type="float">
            <text:p>24525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26" office:value-type="float">
            <text:p>24526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27" office:value-type="float">
            <text:p>24527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28" office:value-type="float">
            <text:p>24528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29" office:value-type="float">
            <text:p>24529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30" office:value-type="float">
            <text:p>24530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31" office:value-type="float">
            <text:p>24531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32" office:value-type="float">
            <text:p>24532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33" office:value-type="float">
            <text:p>24533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34" office:value-type="float">
            <text:p>24534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35" office:value-type="float">
            <text:p>24535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36" office:value-type="float">
            <text:p>24536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37" office:value-type="float">
            <text:p>24537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38" office:value-type="float">
            <text:p>24538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39" office:value-type="float">
            <text:p>24539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40" office:value-type="float">
            <text:p>24540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41" office:value-type="float">
            <text:p>24541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3002801001" office:value-type="float">
            <text:p>380503002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42" office:value-type="float">
            <text:p>24542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902001" office:value-type="float">
            <text:p>380502002902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43" office:value-type="float">
            <text:p>24543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902001" office:value-type="float">
            <text:p>380502002902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24544" office:value-type="float">
            <text:p>24544</text:p>
          </table:table-cell>
          <table:table-cell ns41:value-type="string" table:style-name="TL Metadata" office:value-type="string">
            <text:p>Ut-2edl</text:p>
          </table:table-cell>
          <table:table-cell ns41:value-type="float" table:style-name="TL Metadata" office:value="380502002902001" office:value-type="float">
            <text:p>380502002902001</text:p>
          </table:table-cell>
          <table:table-cell table:number-columns-repeated="1021"/>
        </table:table-row>
        <table:table-row table:style-name="ro4" table:number-rows-repeated="104847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2:35:31</meta:creation-date>
    <dc:creator>Yamit</dc:creator>
    <dc:date>2004-12-16T11:54:35</dc:date>
    <meta:document-statistic meta:object-count="0" meta:cell-count="4408" meta:table-count="2"/>
    <meta:generator>ODFPY/1.3.0dev</meta:generator>
  </office:meta>
</office:document-meta>
</file>